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fo:color="#4bacc6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fo:color="#4bacc6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kademia C# .NET 2017 (PL)</text:span></text:p>
      <text:p text:style-name="P1"><text:span text:style-name="T2">Cz</text:span><text:span text:style-name="T3">łonkowie grupy:</text:span></text:p>
      <text:p text:style-name="P1"><text:span text:style-name="T4">-Karol Szczepański</text:span></text:p>
      <text:p text:style-name="P1"><text:span text:style-name="T4">-Adrian Konkol</text:span></text:p>
      <text:p text:style-name="P1"><text:a xlink:href="https://github.com/Blackweather"><text:span text:style-name="T5">https://github.com/Blackweather</text:span></text:a><text:span text:style-name="T6"/></text:p>
      <text:p text:style-name="P1"><text:span text:style-name="T7">Pomysł:<text:s/></text:span><text:span text:style-name="T8">Aplikacja - planer dla programistów</text:span></text:p>
      <text:p text:style-name="P1"><text:span text:style-name="T9">Technologie:<text:s/></text:span><text:span text:style-name="T10">C# + WPF</text:span></text:p>
      <text:p text:style-name="P1"><text:span text:style-name="T11">Funkcje:</text:span></text:p>
      <text:list text:style-name="L2">
        <text:list-item>
          <text:p text:style-name="P2"><text:span text:style-name="T12">Ustalanie terminów</text:span><text:span text:style-name="T13"/></text:p>
        </text:list-item>
        <text:list-item>
          <text:p text:style-name="P2"><text:span text:style-name="T14">Kalendarz</text:span><text:span text:style-name="T15"/></text:p>
        </text:list-item>
        <text:list-item>
          <text:p text:style-name="P2"><text:span text:style-name="T16">Zapisywanie ważnych algorytmów</text:span><text:span text:style-name="T17"/></text:p>
        </text:list-item>
        <text:list-item>
          <text:p text:style-name="P2"><text:span text:style-name="T18">Notatki</text:span><text:span text:style-name="T19"/></text:p>
        </text:list-item>
        <text:list-item>
          <text:p text:style-name="P2"><text:span text:style-name="T20">Uprzedzanie o deadlinach</text:span><text:span text:style-name="T21"/></text:p>
        </text:list-item>
        <text:list-item>
          <text:p text:style-name="P2"><text:span text:style-name="T22">Przypomnienia</text:span><text:span text:style-name="T23"/></text:p>
        </text:list-item>
      </text:list>
      <text:p text:style-name="P3"><text:span text:style-name="T24">+ładna szata graficzna</text:span></text:p>
      <text:p text:style-name="P3"><text:span text:style-name="T25">C# .NET Academy 2017 (EN)</text:span></text:p>
      <text:p text:style-name="P3"><text:span text:style-name="T26">Group members:</text:span></text:p>
      <text:p text:style-name="P3"><text:span text:style-name="T27">-Karol Szczepa</text:span><text:span text:style-name="T28">ński</text:span></text:p>
      <text:p text:style-name="P3"><text:span text:style-name="T28">-Adrian Konkol</text:span></text:p>
      <text:p text:style-name="P3"><text:a xlink:href="https://github.com/Blackweather"><text:span text:style-name="T29">https://github.com/Blackweather</text:span></text:a><text:span text:style-name="T30"/></text:p>
      <text:p text:style-name="P3"><text:span text:style-name="T31">Idea:<text:s/></text:span><text:span text:style-name="T32">App - planner for programmers</text:span></text:p>
      <text:p text:style-name="P3"><text:span text:style-name="T33">Technologies:<text:s/></text:span><text:span text:style-name="T34">C# + WPF</text:span></text:p>
      <text:p text:style-name="P3"><text:span text:style-name="T35">Features:</text:span></text:p>
      <text:list text:style-name="L4">
        <text:list-item>
          <text:p text:style-name="P4"><text:span text:style-name="T36">Setting deadlines</text:span><text:span text:style-name="T37"/></text:p>
        </text:list-item>
        <text:list-item>
          <text:p text:style-name="P4"><text:span text:style-name="T38">Calendar</text:span><text:span text:style-name="T39"/></text:p>
        </text:list-item>
        <text:list-item>
          <text:p text:style-name="P4"><text:span text:style-name="T40">Saving important algorithms</text:span><text:span text:style-name="T41"/></text:p>
        </text:list-item>
        <text:list-item>
          <text:p text:style-name="P4"><text:span text:style-name="T42">Notes</text:span><text:span text:style-name="T43"/></text:p>
        </text:list-item>
        <text:list-item>
          <text:p text:style-name="P4"><text:span text:style-name="T44">Deadline handling</text:span><text:span text:style-name="T45"/></text:p>
        </text:list-item>
        <text:list-item>
          <text:p text:style-name="P4"><text:span text:style-name="T46">Reminders</text:span><text:span text:style-name="T47"/></text:p>
        </text:list-item>
      </text:list>
      <text:p text:style-name="P5"><text:span text:style-name="T48">+nice graphic layout</text:span><text:span text:style-name="T4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